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A9A000006DB67236543C1B09733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2.5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6.36cm"/>
      <style:paragraph-properties style:writing-mode="lr-tb"/>
    </style:style>
    <style:style style:name="pr4" style:family="presentation" style:parent-style-name="Default-title">
      <style:graphic-properties draw:auto-grow-height="true" fo:min-height="4.83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5eab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9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1c1c3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2.575cm" svg:x="1.271cm" svg:y="11.751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6.36cm" svg:x="1.271cm" svg:y="14.859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4.836cm" svg:x="2.286cm" svg:y="4.816cm" presentation:class="title" presentation:user-transformed="true">
          <draw:text-box>
            <text:p text:style-name="P3"><text:span text:style-name="T1">Pregunta</text:span></text:p>
          </draw:text-box>
        </draw:frame>
        <draw:line draw:style-name="gr2" draw:text-style-name="P5" draw:layer="layout" svg:x1="2.286cm" svg:y1="9.906cm" svg:x2="23.876cm" svg:y2="9.906cm">
          <text:p/>
        </draw:line>
        <draw:line draw:style-name="gr2" draw:text-style-name="P5" draw:layer="layout" svg:x1="2.286cm" svg:y1="28.448cm" svg:x2="23.876cm" svg:y2="28.448cm">
          <text:p/>
        </draw:line>
        <draw:custom-shape draw:style-name="gr3" draw:text-style-name="P6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9" draw:layer="layout" svg:width="2.54cm" svg:height="0.762cm" svg:x="20.574cm" svg:y="32.257cm">
          <text:p text:style-name="P8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4" draw:layer="layout" svg:width="19.812cm" svg:height="4.836cm" svg:x="2.286cm" svg:y="4.816cm" presentation:class="title" presentation:user-transformed="true">
          <draw:text-box>
            <text:p text:style-name="P3"><text:span text:style-name="T1">Re</text:span><text:span text:style-name="T1">sp</text:span><text:span text:style-name="T1">ue</text:span><text:span text:style-name="T1">sta</text:span></text:p>
          </draw:text-box>
        </draw:frame>
        <draw:line draw:style-name="gr2" draw:text-style-name="P5" draw:layer="layout" svg:x1="2.286cm" svg:y1="9.906cm" svg:x2="23.876cm" svg:y2="9.906cm">
          <text:p/>
        </draw:line>
        <draw:line draw:style-name="gr2" draw:text-style-name="P5" draw:layer="layout" svg:x1="2.286cm" svg:y1="28.448cm" svg:x2="23.876cm" svg:y2="28.448cm">
          <text:p/>
        </draw:line>
        <draw:custom-shape draw:style-name="gr3" draw:text-style-name="P6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9" draw:layer="layout" svg:width="2.54cm" svg:height="0.762cm" svg:x="20.574cm" svg:y="32.257cm">
          <text:p text:style-name="P8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3.079cm" svg:height="14.923cm" svg:x="1.305cm" svg:y="10.985cm">
          <draw:image xlink:href="Pictures/1000020100000A9A000006DB67236543C1B0973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4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2cm" fo:margin-bottom="0cm" fo:text-indent="0cm"/>
      <style:text-properties fo:font-size="5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3cm" fo:margin-bottom="0cm" fo:text-indent="0cm"/>
      <style:text-properties fo:font-size="48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22.859cm" svg:height="6.36cm" svg:x="1.27cm" svg:y="1.519cm" presentation:class="title" presentation:placeholder="true">
        <draw:text-box/>
      </draw:frame>
      <draw:frame presentation:style-name="Default-outline1" draw:layer="backgroundobjects" svg:width="22.859cm" svg:height="22.095cm" svg:x="1.27cm" svg:y="8.913cm" presentation:class="outline" presentation:placeholder="true">
        <draw:text-box/>
      </draw:frame>
      <draw:frame presentation:style-name="Mpr1" draw:text-style-name="MP2" draw:layer="backgroundobjects" svg:width="5.917cm" svg:height="2.625cm" svg:x="1.27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625cm" svg:x="8.686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625cm" svg:x="18.21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03T20:18:28.433556468</dc:date>
    <meta:editing-duration>PT55M15S</meta:editing-duration>
    <meta:editing-cycles>5</meta:editing-cycles>
    <meta:generator>LibreOffice/6.3.5.2$Linux_X86_64 LibreOffice_project/30$Build-2</meta:generator>
    <meta:document-statistic meta:object-count="44"/>
  </office:meta>
</office:document-meta>
</file>